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648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âch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Qui</text:p>
          </table:table-cell>
        </table:table-row>
        <table:table-row table:style-name="ro1">
          <table:table-cell office:value-type="string" calcext:value-type="string">
            <text:p>BDD</text:p>
          </table:table-cell>
          <table:table-cell office:value-type="string" calcext:value-type="string">
            <text:p>Diagramme de class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ation des ta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ML/ph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xion</text:p>
          </table:table-cell>
          <table:table-cell office:value-type="string" calcext:value-type="string">
            <text:p>html et style ecran de connexion (css,js…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stion de la connexion à la BD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ation d'un nouvel utilisateur(inscription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nexion au site (avec les cookie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fficher les règle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euil</text:p>
          </table:table-cell>
          <table:table-cell office:value-type="string" calcext:value-type="string">
            <text:p>html et style page d'acceuil (css,js…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uton profi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éation des onglets de ch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uton historique qui affiche l'historique des parties joué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uton jouer qui affiche les joueurs en atten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uton regarder qui affiche la liste des parties en cour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f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difier son pseud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difier son md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difier sa pho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difier la couleur de fo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fficher les stat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oba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delisation du goban en sv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delisation des pions en sv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rer le clic sur le goban et deposer une pier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rifier que l'on peut déposer une pier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uton passer son tou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ntrer les coordonnées de chaque coup dans la bd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ha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eudo cliquable et link le profil (avec option d'invitation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t pri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t de spectateu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istoriq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sibilité de reprendre la partie à n'importe quel endro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it afficher le log de chaque pier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assement selon le type de parti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c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oisir le type de parti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oisir la couleur ou rando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ndicap ou n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de de jeu different 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er les spectateurs ou non</text:p>
          </table:table-cell>
          <table:table-cell table:number-columns-repeated="3"/>
        </table:table-row>
        <table:table-row table:style-name="ro1" table:number-rows-repeated="104852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NICOLAS</meta:initial-creator>
    <meta:creation-date>2018-03-21T15:12:49.965497518</meta:creation-date>
    <dc:date>2018-03-21T15:42:42.330371186</dc:date>
    <dc:creator>Valentin NICOLAS</dc:creator>
    <meta:editing-duration>PT12M22S</meta:editing-duration>
    <meta:editing-cycles>1</meta:editing-cycles>
    <meta:document-statistic meta:table-count="1" meta:cell-count="48" meta:object-count="0"/>
    <meta:generator>LibreOffice/4.3.3.2$Linux_X86_64 LibreOffice_project/430m0$Build-2</meta:generator>
  </office:meta>
</office:document-meta>
</file>